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Sadie Rumanci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Bethany McGrego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manda Waldherr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mb</text:p>
          </table:table-cell>
          <table:table-cell table:number-columns-repeated="10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enna Wastete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0">
            <text:p>1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liyah Wilder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b</text:p>
          </table:table-cell>
          <table:table-cell table:style-name="ce40"/>
          <table:table-cell table:number-columns-repeated="2"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Jason Ulrikson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Tim Ulrikson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Quentin Reime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90">
            <text:p>90</text:p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10">
            <text:p>110</text:p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30">
            <text:p>130</text:p>
          </table:table-cell>
          <table:table-cell table:style-name="ce20" table:formula="of:=[Calculations.S58]" office:value-type="float" office:value="150">
            <text:p>15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Michelle Bahamon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rooklynne Grieg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Grace Wall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Kendra Grieger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number-columns-repeated="2"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 office:value-type="float" office:value="80">
            <text:p>8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70">
            <text:p>7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2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5">
            <text:p>Quiz A5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4">
            <text:p>Langenburg 4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10">
            <text:p>1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ewood 1">
            <text:p>Rosewood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50">
            <text:p>150</text:p>
          </table:table-cell>
          <table:table-cell table:style-name="ce58" table:formula="of:=[Calculations.AE17]" office:value-type="float" office:value="17">
            <text:p>17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Kilcona Park 1">
            <text:p>Kilcona Park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7">
            <text:p>7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Sadie Rumancik">
            <text:p>Sadie Rumancik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Bethany McGregor">
            <text:p>Bethany McGregor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manda Waldherr">
            <text:p>Amanda Waldherr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 office:value-type="string" office:string-value="mb">
            <text:p>mb</text:p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enna Wastete">
            <text:p>Jenna Wastete</text:p>
          </table:table-cell>
          <table:table-cell table:formula="of:=[Calculations.B5]" office:value-type="float" office:value="-10">
            <text:p>-10</text:p>
          </table:table-cell>
          <table:table-cell table:style-name="ce60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e">
            <text:p>e</text:p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e">
            <text:p>e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0">
            <text:p>1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liyah Wilder">
            <text:p>Aliyah Wilder</text:p>
          </table:table-cell>
          <table:table-cell table:formula="of:=[Calculations.B53]" office:value-type="float" office:value="40">
            <text:p>4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b">
            <text:p>b</text:p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c">
            <text:p>c</text:p>
          </table:table-cell>
          <table:table-cell table:style-name="ce66" table:formula="of:=[Calculations.S53]" office:value-type="string" office:string-value="c">
            <text:p>c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Jason Ulrikson">
            <text:p>Jason Ulrik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e">
            <text:p>e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Tim Ulrikson">
            <text:p>Tim Ulrikson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 office:value-type="string" office:string-value="c">
            <text:p>c</text:p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 office:value-type="string" office:string-value="c">
            <text:p>c</text:p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 office:value-type="string" office:string-value="c">
            <text:p>c</text:p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Quentin Reimer">
            <text:p>Quentin Reimer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60">
            <text:p>6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90">
            <text:p>90</text:p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10">
            <text:p>110</text:p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30">
            <text:p>130</text:p>
          </table:table-cell>
          <table:table-cell table:style-name="ce65" table:formula="of:=[Calculations.S58]" office:value-type="float" office:value="150">
            <text:p>15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Michelle Bahamon">
            <text:p>Michelle Bahamo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e">
            <text:p>e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rooklynne Grieger">
            <text:p>Brooklynne Grieger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Grace Wall">
            <text:p>Grace Wall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Kendra Grieger">
            <text:p>Kendra Grieger</text:p>
          </table:table-cell>
          <table:table-cell table:formula="of:=[Calculations.B107]" office:value-type="float" office:value="60">
            <text:p>6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c">
            <text:p>c</text:p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e">
            <text:p>e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 office:value-type="string" office:string-value="c">
            <text:p>c</text:p>
          </table:table-cell>
          <table:table-cell table:style-name="ce67" table:formula="of:=[Calculations.M107]" office:value-type="string" office:string-value="c">
            <text:p>c</text:p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 office:value-type="float" office:value="80">
            <text:p>8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70">
            <text:p>7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10">
            <text:p>1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50">
            <text:p>150</text:p>
          </table:table-cell>
          <table:table-cell table:style-name="ce24" table:formula="of:=[Calculations.AE17]" office:value-type="float" office:value="17">
            <text:p>17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7">
            <text:p>7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Sadie Rumancik">
            <text:p>Sadie Rumancik</text:p>
          </table:table-cell>
          <table:table-cell table:style-name="ce24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Bethany McGregor">
            <text:p>Bethany McGregor</text:p>
          </table:table-cell>
          <table:table-cell table:style-name="ce24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manda Waldherr">
            <text:p>Amanda Waldherr</text:p>
          </table:table-cell>
          <table:table-cell table:style-name="ce24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enna Wastete">
            <text:p>Jenna Wastete</text:p>
          </table:table-cell>
          <table:table-cell table:style-name="ce24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]" office:value-type="float" office:value="-10">
            <text:p>-10</text:p>
          </table:table-cell>
          <table:table-cell table:style-name="ce24" table:formula="of:=[Calculations.C5]" office:value-type="float" office:value="2">
            <text:p>2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liyah Wilder">
            <text:p>Aliyah Wilder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3]" office:value-type="float" office:value="40">
            <text:p>4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ason Ulrikson">
            <text:p>Jason Ulrikson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im Ulrikson">
            <text:p>Tim Ulrikson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Quentin Reimer">
            <text:p>Quentin Reimer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Michelle Bahamon">
            <text:p>Michelle Bahamon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rooklynne Grieger">
            <text:p>Brooklynne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Grace Wall">
            <text:p>Grace Wall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endra Grieger">
            <text:p>Kendra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7]" office:value-type="float" office:value="60">
            <text:p>6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Sadie Rumancik">
            <text:p>Sadie Rumancik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Bethany McGregor">
            <text:p>Bethany McGregor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manda Waldherr">
            <text:p>Amanda Waldherr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 office:value-type="string" office:string-value="mb">
            <text:p>mb</text:p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4">
            <text:p>Langenburg 4</text:p>
          </table:table-cell>
          <table:table-cell table:style-name="ce77" table:formula="of:=[.$S$42]" office:value-type="float" office:value="10">
            <text:p>1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enna Wastete">
            <text:p>Jenna Wastete</text:p>
          </table:table-cell>
          <table:table-cell table:style-name="ce77" table:formula="of:=[.S13]*20+[.Z13]+[.Z25]+[.Z35]" office:value-type="float" office:value="-10">
            <text:p>-10</text:p>
          </table:table-cell>
          <table:table-cell table:style-name="ce77" table:formula="of:=[.S25]" office:value-type="float" office:value="2">
            <text:p>2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e">
            <text:p>e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e">
            <text:p>e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ewood 1">
            <text:p>Rosewood 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7">
            <text:p>17</text:p>
          </table:table-cell>
          <table:table-cell table:style-name="ce78" table:formula="of:=VLOOKUP([.AG$3];TeamPoints;2)+MAX(([.$AC5]-VLOOKUP([.AG$3];TeamPoints;3))/10;0)" office:value-type="float" office:value="16">
            <text:p>16</text:p>
          </table:table-cell>
          <table:table-cell table:style-name="ce78" table:formula="of:=VLOOKUP([.AH$3];TeamPoints;2)+MAX(([.$AC5]-VLOOKUP([.AH$3];TeamPoints;3))/10;0)" office:value-type="float" office:value="15">
            <text:p>15</text:p>
          </table:table-cell>
          <table:table-cell table:style-name="ce78" table:formula="of:=VLOOKUP([.AI$3];TeamPoints;2)+MAX(([.$AC5]-VLOOKUP([.AI$3];TeamPoints;3))/10;0)" office:value-type="float" office:value="15">
            <text:p>15</text:p>
          </table:table-cell>
          <table:table-cell table:style-name="ce78" table:formula="of:=VLOOKUP([.AJ$3];TeamPoints;2)+MAX(([.$AC5]-VLOOKUP([.AJ$3];TeamPoints;3))/10;0)" office:value-type="float" office:value="15">
            <text:p>15</text:p>
          </table:table-cell>
          <table:table-cell table:style-name="ce78" table:formula="of:=VLOOKUP([.AK$3];TeamPoints;2)+MAX(([.$AC5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0">
            <text:p>1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4">
            <text:p>Langenburg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ewood 1">
            <text:p>Rosewood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Kilcona Park 1">
            <text:p>Kilcona Park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Langenburg 4">
            <text:p>Langenburg 4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10">
            <text:p>1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Rosewood 1">
            <text:p>Rosewood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HLOOKUP([.AC17];TotalPoints;3)" office:value-type="float" office:value="17">
            <text:p>17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7">
            <text:p>7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10">
            <text:p>10</text:p>
          </table:table-cell>
          <table:table-cell table:formula="of:=[.R42]+[.S41]" office:value-type="float" office:value="10">
            <text:p>10</text:p>
          </table:table-cell>
          <table:table-cell table:formula="of:=[.S42]+[.T41]" office:value-type="float" office:value="10">
            <text:p>10</text:p>
          </table:table-cell>
          <table:table-cell table:formula="of:=[.T42]+[.U41]" office:value-type="float" office:value="10">
            <text:p>10</text:p>
          </table:table-cell>
          <table:table-cell table:formula="of:=[.U42]+[.V41]" office:value-type="float" office:value="10">
            <text:p>10</text:p>
          </table:table-cell>
          <table:table-cell table:formula="of:=[.V42]+[.W41]" office:value-type="float" office:value="10">
            <text:p>10</text:p>
          </table:table-cell>
          <table:table-cell table:formula="of:=[.W42]+[.X41]" office:value-type="float" office:value="10">
            <text:p>10</text:p>
          </table:table-cell>
          <table:table-cell table:formula="of:=[.X42]+[.Y41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true">
            <text:p>TRU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liyah Wilder">
            <text:p>Aliyah Wilder</text:p>
          </table:table-cell>
          <table:table-cell table:style-name="ce77" table:formula="of:=[.S61]*20+[.Z61]+[.Z73]+[.Z83]" office:value-type="float" office:value="40">
            <text:p>4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b">
            <text:p>b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c">
            <text:p>c</text:p>
          </table:table-cell>
          <table:table-cell table:style-name="ce78" table:formula="of:=IF([Quiz.R14]=0;&quot;&quot;;[Quiz.R14])" office:value-type="string" office:string-value="c">
            <text:p>c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ason Ulrikson">
            <text:p>Jason Ulrik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e">
            <text:p>e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im Ulrikson">
            <text:p>Tim Ulrikson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 office:value-type="string" office:string-value="c">
            <text:p>c</text:p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 office:value-type="string" office:string-value="c">
            <text:p>c</text:p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 office:value-type="string" office:string-value="c">
            <text:p>c</text:p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Quentin Reimer">
            <text:p>Quentin Reimer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60">
            <text:p>6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90">
            <text:p>9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10">
            <text:p>11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30">
            <text:p>130</text:p>
          </table:table-cell>
          <table:table-cell table:style-name="ce78" table:formula="of:=IF([.S92]=0;&quot;&quot;;[.S93])" office:value-type="float" office:value="150">
            <text:p>15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50">
            <text:p>150</text:p>
          </table:table-cell>
          <table:table-cell table:formula="of:=[.S93]+[.T92]" office:value-type="float" office:value="150">
            <text:p>150</text:p>
          </table:table-cell>
          <table:table-cell table:formula="of:=[.T93]+[.U92]" office:value-type="float" office:value="150">
            <text:p>150</text:p>
          </table:table-cell>
          <table:table-cell table:formula="of:=[.U93]+[.V92]" office:value-type="float" office:value="150">
            <text:p>150</text:p>
          </table:table-cell>
          <table:table-cell table:formula="of:=[.V93]+[.W92]" office:value-type="float" office:value="150">
            <text:p>150</text:p>
          </table:table-cell>
          <table:table-cell table:formula="of:=[.W93]+[.X92]" office:value-type="float" office:value="150">
            <text:p>150</text:p>
          </table:table-cell>
          <table:table-cell table:formula="of:=[.X93]+[.Y92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true">
            <text:p>TRU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Michelle Bahamon">
            <text:p>Michelle Bahamo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e">
            <text:p>e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rooklynne Grieger">
            <text:p>Brooklynne Grieger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Grace Wall">
            <text:p>Grace Wall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endra Grieger">
            <text:p>Kendra Grieger</text:p>
          </table:table-cell>
          <table:table-cell table:style-name="ce77" table:formula="of:=[.S115]*20+[.Z115]+[.Z127]+[.Z137]" office:value-type="float" office:value="60">
            <text:p>6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4">
            <text:p>4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c">
            <text:p>c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e">
            <text:p>e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 office:value-type="string" office:string-value="c">
            <text:p>c</text:p>
          </table:table-cell>
          <table:table-cell table:style-name="ce78" table:formula="of:=IF([Quiz.L25]=0;&quot;&quot;;[Quiz.L25])" office:value-type="string" office:string-value="c">
            <text:p>c</text:p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 office:value-type="float" office:value="80">
            <text:p>8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70">
            <text:p>7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3">
            <text:p>3</text:p>
          </table:table-cell>
          <table:table-cell table:formula="of:=IF(LOWER([.N107])=&quot;c&quot;;[.M115]+1;[.M115])" office:value-type="float" office:value="3">
            <text:p>3</text:p>
          </table:table-cell>
          <table:table-cell table:formula="of:=IF(LOWER([.O107])=&quot;c&quot;;[.N115]+1;[.N115])" office:value-type="float" office:value="3">
            <text:p>3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70">
            <text:p>70</text:p>
          </table:table-cell>
          <table:table-cell table:formula="of:=[.O144]+[.P143]" office:value-type="float" office:value="70">
            <text:p>70</text:p>
          </table:table-cell>
          <table:table-cell table:formula="of:=[.P144]+[.Q143]" office:value-type="float" office:value="70">
            <text:p>70</text:p>
          </table:table-cell>
          <table:table-cell table:formula="of:=[.Q144]+[.R143]" office:value-type="float" office:value="70">
            <text:p>7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0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22:52.94</meta:creation-date>
    <meta:editing-duration>PT25M19S</meta:editing-duration>
    <meta:editing-cycles>11</meta:editing-cycles>
    <meta:generator>OpenOffice/4.1.6$Win32 OpenOffice.org_project/416m1$Build-9790</meta:generator>
    <meta:initial-creator>CMD CMD</meta:initial-creator>
    <dc:date>2019-10-25T20:48:12.92</dc:date>
    <dc:creator>CMD CMD</dc:creator>
    <meta:document-statistic meta:table-count="5" meta:cell-count="4332" meta:object-count="0"/>
  </office:meta>
</office:document-meta>
</file>